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2.01.2022 16:36:46&#13;&#13;__ Compilation of the extension &quot;For all users&quot; __&#13;&#13;&#13;Extension package created : yw-cnv-Ls-0.99.0.oxt&#13;Update file created : yw-cnv-Ls.update.xml&#13;&#13;12.01.2022 16:36: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58771093710921852"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883998386525031345" text:style-name="L2">
        <text:list-item>
          <text:p text:style-name="P44">Version 2.1.2 :</text:p>
        </text:list-item>
      </text:list>
      <text:list xml:id="list8097255880588610125" text:style-name="L3">
        <text:list-item>
          <text:list>
            <text:list-item>
              <text:p text:style-name="P45">Localized help : resolved non-functional hyperlink due to API incompatibility introduced by Apache OpenOffice 4.1 (and LibreOffice 4.0).</text:p>
            </text:list-item>
          </text:list>
        </text:list-item>
      </text:list>
      <text:list xml:id="list36592738" text:continue-list="list4883998386525031345" text:style-name="L2">
        <text:list-item>
          <text:p text:style-name="P44">Version 2.1.1 :</text:p>
        </text:list-item>
      </text:list>
      <text:list xml:id="list651180229700388620"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6616299" text:continue-list="list36592738" text:style-name="L2">
        <text:list-item>
          <text:p text:style-name="P44">Version 2.1.0 :</text:p>
        </text:list-item>
      </text:list>
      <text:list xml:id="list6811910155855047581"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6600041" text:continue-list="list36616299" text:style-name="L2">
        <text:list-item>
          <text:p text:style-name="P44">Version 2.0.0 :</text:p>
        </text:list-item>
      </text:list>
      <text:list xml:id="list6787737614893857257"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6605778" text:continue-list="list36600041" text:style-name="L2">
        <text:list-item>
          <text:p text:style-name="P44">Version 1.5.3 :</text:p>
        </text:list-item>
      </text:list>
      <text:list xml:id="list4116269434207338632"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833132515791317687"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68855322357857074"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97109862142825335"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712037647340190032"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75492353726340781"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47310702576057096"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357032059863360178"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91762085738810391"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35492380292251761"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95642084302672462" text:style-name="L17">
        <text:list-item>
          <text:p text:style-name="P59">Arg1 : <text:span text:style-name="InstructionMacro">String</text:span> : mandatory, type of control used for the button</text:p>
        </text:list-item>
      </text:list>
      <text:list xml:id="list1529635431147082799"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20460310914441763"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0017127609914132"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81521663899682799"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653164637281180100"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54738483273218957"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188991047715066903"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68943998537693445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49684506035483578"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264902865611071181"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4219618315781327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60070473075677953"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57091684638330244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83208455388691827"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115710707800582979"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00416079570204692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441460293960854968"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3282835090667582406"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531813222608962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2535760483375043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1858532341858619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66027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197500495927006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017141966633651278"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5430056601996970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1</dc:date>
     <text:p>internal</text:p>
     <text:p>Page2</text:p>
     <text:p/>
    </office:annotation>Paragraph styles</text:p>
      <text:p text:style-name="P28"><office:annotation>
     <dc:creator>BM</dc:creator>
     <dc:date>2008-03-13T00:00:00.71</dc:date>
     <text:p>internal</text:p>
     <text:p>Page7</text:p>
     <text:p/>
    </office:annotation>Hyperlinks</text:p>
      <text:p text:style-name="hlp_5f_paragraph"><text:span text:style-name="T14"><office:annotation>
      <dc:creator>BM</dc:creator>
      <dc:date>2008-03-13T00:00:00.72</dc:date>
      <text:p>internal</text:p>
      <text:p>Page3</text:p>
      <text:p/>
     </office:annotation></text:span><text:span text:style-name="T14">Text formatting</text:span></text:p>
      <text:p text:style-name="P28"><office:annotation>
     <dc:creator>BM</dc:creator>
     <dc:date>2008-03-26T00:00:00.7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2</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2</dc:date>
     <text:p>external</text:p>
     <text:p>text/swriter/main0210.xhp</text:p>
     <text:p/>
    </office:annotation><text:span text:style-name="T14">Preview topic</text:span> </text:p>
      <text:p text:style-name="hlp_5f_paragraph">This hyperlink displays <text:s/><office:annotation>
     <dc:creator>BM</dc:creator>
     <dc:date>2008-03-15T00:00:00.7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603060" text:continue-list="list75318132226089627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609925" text:continue-list="list366027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7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74</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6606116" text:continue-list="list3660306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6594311" text:continue-list="list3660992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660169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661280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Python", "yw-cnv/cnvyw.py", "indent")
			endCommand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